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HECTOR RODRIGUEZ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REATEGUI DEL AGUILA, JOSE EDUARD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P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8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EATEGUI DEL AGUILA, JOSE EDUARD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0346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5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20:28:2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